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17b6" officeooo:paragraph-rsid="000f17b6"/>
    </style:style>
    <style:style style:name="P2" style:family="paragraph" style:parent-style-name="Standard">
      <style:text-properties officeooo:rsid="000f17b6" officeooo:paragraph-rsid="000f17b6"/>
    </style:style>
    <style:style style:name="P3" style:family="paragraph" style:parent-style-name="Standard" style:list-style-name="L1">
      <style:text-properties officeooo:rsid="000fcd18" officeooo:paragraph-rsid="000fcd18"/>
    </style:style>
    <style:style style:name="P4" style:family="paragraph" style:parent-style-name="Standard">
      <style:text-properties officeooo:rsid="000fcd18" officeooo:paragraph-rsid="000fcd18"/>
    </style:style>
    <style:style style:name="P5" style:family="paragraph" style:parent-style-name="Standard" style:list-style-name="L1">
      <style:text-properties officeooo:rsid="0010c83a" officeooo:paragraph-rsid="0010c83a"/>
    </style:style>
    <style:style style:name="P6" style:family="paragraph" style:parent-style-name="Standard">
      <style:text-properties officeooo:rsid="0010c83a" officeooo:paragraph-rsid="0010c83a"/>
    </style:style>
    <style:style style:name="P7" style:family="paragraph" style:parent-style-name="Standard" style:list-style-name="L1">
      <style:text-properties officeooo:rsid="001968e4" officeooo:paragraph-rsid="001968e4"/>
    </style:style>
    <style:style style:name="P8" style:family="paragraph" style:parent-style-name="Standard" style:list-style-name="L1">
      <style:text-properties officeooo:rsid="001b18ff" officeooo:paragraph-rsid="001b18ff"/>
    </style:style>
    <style:style style:name="T1" style:family="text">
      <style:text-properties officeooo:rsid="00134c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91036229" text:style-name="L1">
        <text:list-header>
          <text:p text:style-name="P1"/>
        </text:list-header>
        <text:list-item>
          <text:p text:style-name="P1">Matrosen Aufstände</text:p>
          <text:list>
            <text:list-item>
              <text:p text:style-name="P1">Wollten nicht noch ins Gefecht ziehen da Krieg bereits verloren</text:p>
            </text:list-item>
            <text:list-item>
              <text:p text:style-name="P1">Marine Generäle wollten guten Eindruck machen</text:p>
            </text:list-item>
          </text:list>
        </text:list-item>
        <text:list-item>
          <text:p text:style-name="P1">November Revolution</text:p>
        </text:list-item>
        <text:list-item>
          <text:p text:style-name="P7">Zerstörte Gebiete</text:p>
        </text:list-item>
        <text:list-item>
          <text:p text:style-name="P7">Kaum Nahrung</text:p>
        </text:list-item>
        <text:list-item>
          <text:p text:style-name="P7">Viele Verletzte</text:p>
        </text:list-item>
        <text:list-item>
          <text:p text:style-name="P7">Kaiser Flüchtet</text:p>
        </text:list-item>
        <text:list-item>
          <text:p text:style-name="P7">Ende erster Weltkrieg</text:p>
          <text:list>
            <text:list-item>
              <text:p text:style-name="P7">Leute gingen lieber in Gefangenschaft als noch drauf zu gehen</text:p>
            </text:list-item>
            <text:list-item>
              <text:p text:style-name="P7">Gefangenen Rückführung</text:p>
            </text:list-item>
          </text:list>
        </text:list-item>
        <text:list-item>
          <text:p text:style-name="P8">Seeblockade der Briten bestand weiter</text:p>
          <text:list>
            <text:list-item>
              <text:p text:style-name="P8">daher kaum Versorgung durch die Häfen</text:p>
            </text:list-item>
          </text:list>
        </text:list-item>
        <text:list-item>
          <text:p text:style-name="P1">Ausruf der Republik</text:p>
        </text:list-item>
        <text:list-item>
          <text:p text:style-name="P1">Phillip Scheideman<text:span text:style-name="T1">n</text:span> SPD</text:p>
        </text:list-item>
        <text:list-item>
          <text:p text:style-name="P1">Karl Liebknecht Spartakus Bund</text:p>
        </text:list-item>
      </text:list>
      <text:p text:style-name="P2"/>
      <text:p text:style-name="P4"/>
      <text:p text:style-name="P4"/>
      <text:list xml:id="list105509901537707" text:continue-numbering="true" text:style-name="L1">
        <text:list-item>
          <text:p text:style-name="P3">// SPD Zusammenschluss mit Freikorps und Militär</text:p>
        </text:list-item>
        <text:list-item>
          <text:p text:style-name="P3">// Ermordung Rosa Luxemburg und Karl Liebknecht</text:p>
          <text:list>
            <text:list-item>
              <text:p text:style-name="P5">// Durch SPD und Freikorps</text:p>
            </text:list-item>
          </text:list>
        </text:list-item>
      </text:list>
      <text:p text:style-name="P6"/>
      <text:p text:style-name="P6"/>
      <text:list xml:id="list105509716484563" text:continue-numbering="true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8T10:38:26.738000000</meta:creation-date>
    <dc:date>2019-11-18T10:55:08.100000000</dc:date>
    <meta:editing-duration>PT16M38S</meta:editing-duration>
    <meta:editing-cycles>10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21" meta:word-count="104" meta:character-count="596" meta:non-whitespace-character-count="532"/>
  </office:meta>
</office:document-meta>
</file>